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9pt" style:font-name-asian="Consolas" style:font-size-asian="9pt" style:font-name-complex="Consolas" style:font-size-complex="9pt"/>
    </style:style>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nsolas" style:font-size-asian="9pt" style:font-name-complex="Consolas" style:font-size-complex="9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00" style:font-name="Consolas" fo:font-size="9pt" style:font-name-asian="Consolas" style:font-size-asian="9pt" style:font-name-complex="Consolas" style:font-size-complex="9pt"/>
    </style:style>
    <style:style style:name="T9" style:family="text">
      <style:text-properties fo:color="#000000" fo:font-size="9pt" style:font-name-asian="Consolas" style:font-size-asian="9pt" style:font-name-complex="Consolas" style:font-size-complex="9pt"/>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3f7f5f"/>
    </style:style>
    <style:style style:name="T13" style:family="text">
      <style:text-properties fo:color="#2a00ff"/>
    </style:style>
    <style:style style:name="T14" style:family="text">
      <style:text-properties fo:color="#2a00ff" style:font-name="Consolas"/>
    </style:style>
    <style:style style:name="T15" style:family="text">
      <style:text-properties style:font-name="Courier New"/>
    </style:style>
    <style:style style:name="fr1" style:family="graphic" style:parent-style-name="OLE">
      <style:graphic-properties style:vertical-pos="from-top"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Clouds – OSGi</text:h>
      <text:p text:style-name="Standard"/>
      <text:p text:style-name="Standard">This demo shows how JClouds could be used in an OSGi context. The demo currently doesn't work yet as work needs to be carried out in JClouds to make it work. </text:p>
      <text:p text:style-name="Standard"/>
      <text:p text:style-name="Standard">This is just a writeup of how I think it <text:span text:style-name="T3">should</text:span><text:span text:style-name="T4"> work – so feel free to comment :)</text:span></text:p>
      <text:p text:style-name="Standard"><text:span text:style-name="T4"/></text:p>
      <text:p text:style-name="Standard"><text:span text:style-name="T4">The demo consists of 3 bundles.</text:span></text:p>
      <text:p text:style-name="Standard"><text:span text:style-name="T4">There is a consumer bundle which is really the important bundle. This bundle </text:span><text:span text:style-name="T3">consumes</text:span><text:span text:style-name="T4"> (i.e. uses) the JClouds functionality. The demo uses the BlobStore API to store and retrieve data.</text:span></text:p>
      <text:p text:style-name="Standard"><text:span text:style-name="T4">The consumer has no configuration wrt to which <text:s/>BlobStore is used. The BlobStore is obtained from the OSGi Service Registry; the consumer takes whatever BlobStore it can find there.</text:span></text:p>
      <text:p text:style-name="Standard"><text:span text:style-name="T4"/></text:p>
      <text:p text:style-name="Standard"><text:span text:style-name="T4">The actual BlobStore instance is put in the Service Registry by another bundle. In the demo there are two BlobStore provider bundles. One that provides a Mock BlobStore (nice for testing) and another one that provides a BlobStore for Amazon S3. So the BlobStore used by the consumer bundle depends on which provider bundle is installed.</text:span></text:p>
      <text:p text:style-name="Standard"><draw:frame draw:style-name="fr1" draw:name="Object1" text:anchor-type="as-char" svg:y="-5.299cm" svg:width="16.909cm" svg:height="10.109cm" draw:z-index="0"><draw:object xlink:href="./Object 1" xlink:type="simple" xlink:show="embed" xlink:actuate="onLoad"/><draw:image xlink:href="./ObjectReplacements/Object 1" xlink:type="simple" xlink:show="embed" xlink:actuate="onLoad"/></draw:frame></text:p>
      <text:p text:style-name="Standard">The Consumer Bundle gets a reference to the BlobStore Service injected into its main component through OSGi Declarative Services (DS) [1]. It's not essential to use DS, you can also use plain vanilla OSGi <text:a xlink:type="simple" xlink:href="http://www.osgi.org/javadoc/r4v42/org/osgi/util/tracker/ServiceTracker.html">ServiceTrackers</text:a> but DS makes for a really nice and simple way to use the OSGi service, the entire code of the demo consumer is [2]:</text:p>
      <text:p text:style-name="P2"><text:span text:style-name="T5">public</text:span><text:span text:style-name="T6"> </text:span><text:span text:style-name="T5">class</text:span><text:span text:style-name="T6"> Component {</text:span></text:p>
      <text:p text:style-name="P2"><text:span text:style-name="T6"><text:s text:c="2"/></text:span><text:span text:style-name="T5">private</text:span><text:span text:style-name="T6"> BlobStore </text:span><text:span text:style-name="T10">blobStore</text:span><text:span text:style-name="T6">;</text:span></text:p>
      <text:p text:style-name="P2"/>
      <text:p text:style-name="P2"><text:span text:style-name="T6"><text:s text:c="2"/></text:span><text:span text:style-name="T5">public</text:span><text:span text:style-name="T6"> </text:span><text:span text:style-name="T5">void</text:span><text:span text:style-name="T6"> activate() {</text:span></text:p>
      <text:p text:style-name="P2"><text:span text:style-name="T6"><text:s text:c="4"/></text:span><text:span text:style-name="T5">try</text:span><text:span text:style-name="T6"> {</text:span></text:p>
      <text:p text:style-name="P2"><text:span text:style-name="T6"><text:s text:c="6"/></text:span><text:span text:style-name="T12">// Create Container</text:span></text:p>
      <text:p text:style-name="P2"><text:span text:style-name="T6"><text:s text:c="6"/>String containerName = </text:span><text:span text:style-name="T13">"some-container"</text:span><text:span text:style-name="T6">;</text:span></text:p>
      <text:p text:style-name="P2"><text:span text:style-name="T6"><text:s text:c="6"/></text:span><text:span text:style-name="T10">blobStore</text:span><text:span text:style-name="T6">.createContainerInLocation(</text:span><text:span text:style-name="T5">null</text:span><text:span text:style-name="T6">, containerName);</text:span></text:p>
      <text:p text:style-name="P2"/>
      <text:p text:style-name="P2"><text:span text:style-name="T6"><text:s text:c="6"/></text:span><text:span text:style-name="T12">// Add Blob</text:span></text:p>
      <text:p text:style-name="P2"><text:span text:style-name="T6"><text:s text:c="6"/>Blob blob = </text:span><text:span text:style-name="T10">blobStore</text:span><text:span text:style-name="T6">.newBlob(</text:span><text:span text:style-name="T13">"test"</text:span><text:span text:style-name="T6">);</text:span></text:p>
      <text:p text:style-name="P2"><text:span text:style-name="T6"><text:s text:c="6"/>blob.setPayload(</text:span><text:span text:style-name="T13">"testdata"</text:span><text:span text:style-name="T6">);</text:span></text:p>
      <text:p text:style-name="P2"><text:soft-page-break/><text:span text:style-name="T6"><text:s text:c="6"/></text:span><text:span text:style-name="T10">blobStore</text:span><text:span text:style-name="T6">.putBlob(containerName, blob);</text:span></text:p>
      <text:p text:style-name="P2"/>
      <text:p text:style-name="P2"><text:span text:style-name="T6"><text:s text:c="6"/></text:span><text:span text:style-name="T12">// List Container</text:span></text:p>
      <text:p text:style-name="P2"><text:span text:style-name="T6"><text:s text:c="6"/></text:span><text:span text:style-name="T5">for</text:span><text:span text:style-name="T6"> (StorageMetadata resourceMd : </text:span><text:span text:style-name="T10">blobStore</text:span><text:span text:style-name="T6">.list()) {</text:span></text:p>
      <text:p text:style-name="P2"><text:span text:style-name="T6"><text:s text:c="8"/></text:span><text:span text:style-name="T5">if</text:span><text:span text:style-name="T6"> (resourceMd.getType() == StorageType.</text:span><text:span text:style-name="T11">CONTAINER</text:span></text:p>
      <text:p text:style-name="P2"><text:span text:style-name="T6"><text:s text:c="12"/>|| resourceMd.getType() == StorageType.</text:span><text:span text:style-name="T11">FOLDER</text:span><text:span text:style-name="T6">) {</text:span></text:p>
      <text:p text:style-name="P2"><text:span text:style-name="T6"><text:s text:c="10"/></text:span><text:span text:style-name="T12">// Use Map API</text:span></text:p>
      <text:p text:style-name="P2"><text:span text:style-name="T6"><text:s text:c="10"/>Map&lt;String, InputStream&gt; containerMap = </text:span><text:span text:style-name="T10">blobStore</text:span><text:span text:style-name="T6">.getContext()</text:span></text:p>
      <text:p text:style-name="P1"><text:s text:c="14"/>.createInputStreamMap(resourceMd.getName());</text:p>
      <text:p text:style-name="P2"><text:span text:style-name="T6"><text:s text:c="10"/>System.</text:span><text:span text:style-name="T11">out</text:span><text:span text:style-name="T6">.printf(</text:span><text:span text:style-name="T13">" <text:s/>%s: %s entries%n"</text:span><text:span text:style-name="T6">, resourceMd.getName(),</text:span></text:p>
      <text:p text:style-name="P1"><text:s text:c="14"/>containerMap.size());</text:p>
      <text:p text:style-name="P1"><text:s text:c="8"/>}</text:p>
      <text:p text:style-name="P1"><text:s text:c="6"/>}</text:p>
      <text:p text:style-name="P2"><text:span text:style-name="T6"><text:s text:c="4"/>} </text:span><text:span text:style-name="T5">catch</text:span><text:span text:style-name="T6"> (Exception e) {</text:span></text:p>
      <text:p text:style-name="P1"><text:s text:c="6"/>e.printStackTrace();</text:p>
      <text:p text:style-name="P1"><text:s text:c="4"/>}</text:p>
      <text:p text:style-name="P1"><text:s text:c="2"/>}</text:p>
      <text:p text:style-name="P2"/>
      <text:p text:style-name="P2"><text:span text:style-name="T6"><text:s text:c="2"/></text:span><text:span text:style-name="T5">public</text:span><text:span text:style-name="T6"> </text:span><text:span text:style-name="T5">void</text:span><text:span text:style-name="T6"> deactivate() {</text:span></text:p>
      <text:p text:style-name="P2"><text:span text:style-name="T6"><text:s text:c="4"/></text:span><text:span text:style-name="T12">// can do cleanup here</text:span></text:p>
      <text:p text:style-name="P1"><text:s text:c="2"/>}</text:p>
      <text:p text:style-name="P2"/>
      <text:p text:style-name="P2"><text:span text:style-name="T6"><text:s text:c="2"/></text:span><text:span text:style-name="T12">// OSGi Declarative Services calls this to inject our BlobStore to use</text:span></text:p>
      <text:p text:style-name="P2"><text:span text:style-name="T6"><text:s text:c="2"/></text:span><text:span text:style-name="T5">public</text:span><text:span text:style-name="T6"> </text:span><text:span text:style-name="T5">void</text:span><text:span text:style-name="T6"> setBlobStore(BlobStore bs) {</text:span></text:p>
      <text:p text:style-name="P2"><text:span text:style-name="T6"><text:s text:c="4"/></text:span><text:span text:style-name="T10">blobStore</text:span><text:span text:style-name="T6"> = bs;</text:span></text:p>
      <text:p text:style-name="P1"><text:s text:c="2"/>}</text:p>
      <text:p text:style-name="P2"/>
      <text:p text:style-name="P2"><text:span text:style-name="T6"><text:s text:c="2"/></text:span><text:span text:style-name="T12">// Used by OSGi Declarative Service to indicate a change in BlobStore</text:span></text:p>
      <text:p text:style-name="P2"><text:span text:style-name="T6"><text:s text:c="2"/></text:span><text:span text:style-name="T12">// service</text:span></text:p>
      <text:p text:style-name="P2"><text:span text:style-name="T6"><text:s text:c="2"/></text:span><text:span text:style-name="T5">public</text:span><text:span text:style-name="T6"> </text:span><text:span text:style-name="T5">void</text:span><text:span text:style-name="T6"> unsetBlobStore(BlobStore bs) {</text:span></text:p>
      <text:p text:style-name="P2"><text:span text:style-name="T6"><text:s text:c="4"/></text:span><text:span text:style-name="T10">blobStore</text:span><text:span text:style-name="T6"> = </text:span><text:span text:style-name="T5">null</text:span><text:span text:style-name="T6">;</text:span></text:p>
      <text:p text:style-name="P1"><text:s text:c="2"/>}</text:p>
      <text:p text:style-name="P1">}</text:p>
      <text:p text:style-name="P3"><text:span text:style-name="T9"/></text:p>
      <text:p text:style-name="Standard"/>
      <text:p text:style-name="Standard">The BlobStore provider bundles currently use the following API to create a BlobStore instance:</text:p>
      <text:p text:style-name="P2"><text:span text:style-name="T6"><text:s text:c="2"/></text:span><text:span text:style-name="T10">context</text:span><text:span text:style-name="T6"> = </text:span><text:span text:style-name="T5">new</text:span><text:span text:style-name="T6"> BlobStoreContextFactory().createContext(type, accesskeyid, secretkey);</text:span></text:p>
      <text:p text:style-name="Standard">While this will probably work, there are potentially different approaches. One such approach could be to use the OSGi Configuration Admin Service [3] where a ManagedServiceFactory would be registered by the JClouds-OSGi integration which could make a BlobStore instance appear once the appropriate configuration is provided for it. This would give you a standard API to say something like: I'm creating a configuration instance for an S3 BlobStore with configuration parameters x, y and z. This could then automatically get the appropriate BlobStore service registered for you. Effectively this would mean that the provider bundles as mentioned in the demo are not needed any more. I think a Configuration Admin-based approach is <text:span text:style-name="T3">much</text:span><text:span text:style-name="T4"> nicer than the current demo setup so I would suggest to ultimately move towards that...</text:span></text:p>
      <text:h text:style-name="Heading_20_2" text:outline-level="2">The code</text:h>
      <text:p text:style-name="Standard">Source code is in the OSGi branch on my fork in github: <text:s/><text:a xlink:type="simple" xlink:href="http://github.com/bosschaert/jclouds/tree/OSGi/demos/osgi">http://github.com/bosschaert/jclouds/tree/OSGi/demos/osgi</text:a> </text:p>
      <text:h text:style-name="Heading_20_2" text:outline-level="2">To run this demo...</text:h>
      <text:p text:style-name="Standard">Well, currently the demo doesn't work yet :) So it's really an attempt to focus the JClouds-OSGi work in order to get it to work. </text:p>
      <text:p text:style-name="Standard"/>
      <text:p text:style-name="Standard">Obviously, besides a plain vanilla OSGi Framework you need a JClouds bundle (or multiple bundles). AFAIK this doesn't exist yet.</text:p>
      <text:p text:style-name="Standard">Besides that you need the OSGi Declarative Services Bundle [4] and possibly the OSGi Compendium interfaces bundle [5]. If we go for a Config Admin approach we also need that bundle, but let's keep it small initially. </text:p>
      <text:p text:style-name="Standard"><text:soft-page-break/></text:p>
      <text:p text:style-name="Standard">[1] Chapter 112 in the OSGi 4.2 compendium spec: http://www.osgi.org/Download/Release4V42</text:p>
      <text:p text:style-name="Standard">[2] <text:a xlink:type="simple" xlink:href="https://github.com/bosschaert/jclouds/blob/OSGi/demos/osgi/osgi-demo-consumer/src/main/java/org/jclouds/demo/osgi/consumer/Component.java">https://github.com/bosschaert/jclouds/blob/OSGi/demos/osgi/osgi-demo-consumer/src/main/java/org/jclouds/demo/osgi/consumer/Component.java</text:a> </text:p>
      <text:p text:style-name="Standard">[3] Chapter 104 in the OSGi 4.2 compendium spec</text:p>
      <text:p text:style-name="Standard">[4] <text:a xlink:type="simple" xlink:href="http://felix.apache.org/site/downloads.cgi">http://felix.apache.org/site/downloads.cgi</text:a> </text:p>
      <text:p text:style-name="Standard">[5] From <text:a xlink:type="simple" xlink:href="http://www.osgi.org/Download/Release4V42">http://www.osgi.org/Download/Release4V42</text:a> or via <text:a xlink:type="simple" xlink:href="http://repo1.maven.org/maven2/org/osgi/org.osgi.compendium/4.2.0/org.osgi.compendium-4.2.0.jar">http://repo1.maven.org/maven2/org/osgi/org.osgi.compendium/4.2.0/org.osgi.compendium-4.2.0.ja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osschaert</meta:initial-creator>
    <meta:creation-date>2011-01-26T21:55:58.37</meta:creation-date>
    <dc:date>2011-01-27T15:03:39.67</dc:date>
    <dc:creator>David Bosschaert</dc:creator>
    <meta:editing-duration>PT01H40M04S</meta:editing-duration>
    <meta:editing-cycles>14</meta:editing-cycles>
    <meta:generator>OpenOffice.org/3.2$Win32 OpenOffice.org_project/320m18$Build-9502</meta:generator>
    <meta:document-statistic meta:table-count="0" meta:image-count="0" meta:object-count="1" meta:page-count="3" meta:paragraph-count="62" meta:word-count="642" meta:character-count="4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gradient" draw:fill-gradient-name="Linear_20_blue_2f_white" draw:textarea-horizontal-align="left" draw:textarea-vertical-align="top" draw:auto-grow-height="false"/>
    </style:style>
    <style:style style:name="gr2" style:family="graphic" style:parent-style-name="standard">
      <style:graphic-properties draw:fill="gradient" draw:fill-gradient-name="Linear_20_green_2f_white" draw:textarea-horizontal-align="left" draw:textarea-vertical-align="top" draw:auto-grow-height="false" fo:min-height="0cm" fo:min-width="0cm"/>
    </style:style>
    <style:style style:name="gr3" style:family="graphic" style:parent-style-name="standard">
      <style:graphic-properties draw:fill="gradient" draw:fill-color="#3deb3d" draw:fill-gradient-name="Linear_20_green_2f_white" draw:textarea-horizontal-align="justify" draw:textarea-vertical-align="middle" draw:auto-grow-height="false"/>
    </style:style>
    <style:style style:name="gr4" style:family="graphic" style:parent-style-name="standard">
      <style:graphic-properties draw:stroke="none" svg:stroke-color="#000000" draw:fill="none" draw:fill-color="#ffffff" draw:fill-gradient-name="Linear_20_green_2f_white" draw:textarea-horizontal-align="left" draw:auto-grow-height="true" draw:auto-grow-width="true" fo:min-height="0cm" fo:min-width="0cm"/>
    </style:style>
    <style:style style:name="gr5" style:family="graphic" style:parent-style-name="standard">
      <style:graphic-properties draw:textarea-vertical-align="middle"/>
    </style:style>
    <style:style style:name="gr6" style:family="graphic" style:parent-style-name="standard">
      <style:graphic-properties draw:fill="gradient" draw:fill-gradient-name="Linear_20_light_20_blue_2f_white" draw:textarea-horizontal-align="left" draw:textarea-vertical-align="top" draw:auto-grow-height="false"/>
    </style:style>
    <style:style style:name="gr7" style:family="graphic" style:parent-style-name="standard">
      <style:graphic-properties svg:stroke-color="#ff6633" draw:fill="gradient" draw:fill-gradient-name="Linear_20_yellow_2f_brown"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1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color="#800000" draw:fill="gradient" draw:fill-gradient-name="Linear_20_red_2f_yello" draw:textarea-horizontal-align="justify" draw:textarea-vertical-align="middle" draw:auto-grow-height="false" fo:min-height="0cm" fo:min-width="0cm"/>
    </style:style>
    <style:style style:name="P1" style:family="paragraph">
      <style:paragraph-properties fo:text-align="center"/>
      <style:text-properties fo:color="#ffffff"/>
    </style:style>
    <style:style style:name="P2" style:family="paragraph">
      <style:paragraph-properties fo:text-align="center"/>
      <style:text-properties fo:color="#ffffff" fo:font-size="9pt" fo:font-weight="bold" style:font-size-asian="9pt" style:font-weight-asian="bold" style:font-size-complex="9pt" style:font-weight-complex="bold"/>
    </style:style>
    <style:style style:name="P3" style:family="paragraph">
      <style:paragraph-properties fo:text-align="start"/>
      <style:text-properties fo:font-size="9pt" fo:font-weight="bold" style:font-size-asian="9pt" style:font-weight-asian="bold" style:font-size-complex="9pt" style:font-weight-complex="bold"/>
    </style:style>
    <style:style style:name="P4" style:family="paragraph">
      <style:paragraph-properties fo:text-align="center"/>
    </style:style>
    <style:style style:name="P5" style:family="paragraph">
      <style:text-properties fo:font-size="9pt" style:font-size-asian="9pt" style:font-size-complex="9pt"/>
    </style:style>
    <style:style style:name="P6" style:family="paragraph">
      <style:paragraph-properties fo:text-align="start"/>
      <style:text-properties fo:color="#808080"/>
    </style:style>
    <style:style style:name="P7" style:family="paragraph">
      <style:paragraph-properties fo:text-align="start"/>
      <style:text-properties fo:color="#808080" fo:font-size="9pt" fo:font-weight="bold" style:font-size-asian="9pt" style:font-weight-asian="bold" style:font-size-complex="9pt" style:font-weight-complex="bold"/>
    </style:style>
    <style:style style:name="P8" style:family="paragraph">
      <style:paragraph-properties fo:text-align="center"/>
      <style:text-properties fo:font-size="9pt" style:font-size-asian="9pt" style:font-size-complex="9pt"/>
    </style:style>
    <style:style style:name="P9" style:family="paragraph">
      <style:paragraph-properties fo:text-align="start"/>
      <style:text-properties fo:color="#ffffff"/>
    </style:style>
    <style:style style:name="P10" style:family="paragraph">
      <style:paragraph-properties fo:text-align="start"/>
      <style:text-properties fo:color="#ffffff" fo:font-size="9pt" fo:font-weight="bold" style:font-size-asian="9pt" style:font-weight-asian="bold" style:font-size-complex="9pt" style:font-weight-complex="bold"/>
    </style:style>
    <style:style style:name="T1" style:family="text">
      <style:text-properties fo:color="#ffffff" fo:font-size="9pt" fo:font-weight="bold" style:font-size-asian="9pt" style:font-weight-asian="bold" style:font-size-complex="9pt" style:font-weight-complex="bold"/>
    </style:style>
    <style:style style:name="T2" style:family="text">
      <style:text-properties fo:font-size="9pt" fo:font-weight="bold" style:font-size-asian="9pt" style:font-weight-asian="bold" style:font-size-complex="9pt" style:font-weight-complex="bold"/>
    </style:style>
    <style:style style:name="T3" style:family="text">
      <style:text-properties fo:color="#808080" fo:font-size="9pt" fo:font-weight="bold" style:font-size-asian="9pt" style:font-weight-asian="bold" style:font-size-complex="9pt" style:font-weight-complex="bold"/>
    </style:style>
    <style:style style:name="T4"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5.5cm" svg:height="4.9cm" svg:x="2cm" svg:y="4cm">
            <text:p text:style-name="P1"><text:span text:style-name="T1">Consumer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3" draw:layer="layout" svg:width="4.5cm" svg:height="3.5cm" svg:x="2.465cm" svg:y="5.03cm">
              <text:p text:style-name="P3"><text:span text:style-name="T2">Consumer Component</text:span></text:p>
              <text:p text:style-name="P3"><text:span text:style-name="T2">(Controlled via</text:span></text:p>
              <text:p text:style-name="P3"><text:span text:style-name="T2">OSGi Declarative Services)</text:span></text:p>
              <draw:enhanced-geometry svg:viewBox="0 0 21600 21600" draw:type="rectangle" draw:enhanced-path="M 0 0 L 21600 0 21600 21600 0 21600 0 0 Z N"/>
            </draw:custom-shape>
            <draw:custom-shape draw:style-name="gr3" draw:text-style-name="P4" draw:id="id1" draw:layer="layout" svg:width="0.272cm" svg:height="0.272cm" svg:x="6.465cm" svg:y="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2.953cm" svg:height="0.955cm" svg:x="4.15cm" svg:y="6.74cm">
              <draw:text-box>
                <text:p text:style-name="P5">service reference</text:p>
                <text:p text:style-name="P5">injected by DS</text:p>
              </draw:text-box>
            </draw:frame>
          </draw:g>
        </draw:g>
        <draw:connector draw:style-name="gr5" draw:text-style-name="P4" draw:layer="layout" draw:type="line" svg:x1="6.737cm" svg:y1="6.666cm" svg:x2="8.5cm" svg:y2="8cm" draw:start-shape="id1" draw:start-glue-point="10" draw:end-shape="id2" draw:end-glue-point="7" svg:d="m6737 6666 1763 1334">
          <text:p/>
        </draw:connector>
        <draw:custom-shape draw:style-name="gr6" draw:text-style-name="P7" draw:layer="layout" svg:width="4cm" svg:height="2cm" svg:x="6.5cm" svg:y="10cm">
          <text:p text:style-name="P6"><text:span text:style-name="T3">OSGi Compendium</text:span></text:p>
          <text:p text:style-name="P6"><text:span text:style-name="T3">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cm" svg:height="2cm" svg:x="2cm" svg:y="10cm">
          <text:p text:style-name="P6"><text:span text:style-name="T3">OSGi Declarative </text:span></text:p>
          <text:p text:style-name="P6"><text:span text:style-name="T3">Services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id="id2" draw:layer="layout" svg:width="1cm" svg:height="1cm" draw:transform="rotate (1.5707963267946) translate (8.5cm 8.5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 draw:text-style-name="P8" draw:layer="layout" svg:width="2.428cm" svg:height="1cm" svg:x="7.572cm" svg:y="8.5cm">
          <draw:text-box>
            <text:p text:style-name="P4"><text:span text:style-name="T4">BlobStore</text:span></text:p>
            <text:p text:style-name="P4"><text:span text:style-name="T4">OSGi Service</text:span></text:p>
          </draw:text-box>
        </draw:frame>
        <draw:g>
          <draw:custom-shape draw:style-name="gr1" draw:text-style-name="P10" draw:layer="layout" svg:width="3.5cm" svg:height="2.5cm" svg:x="11cm" svg:y="9.5cm">
            <text:p text:style-name="P9"><text:span text:style-name="T1">AWS Provider</text:span></text:p>
            <text:p text:style-name="P9"><text:span text:style-name="T1">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1.696cm" svg:height="0.955cm" svg:x="12.5cm" svg:y="11.045cm">
            <draw:text-box>
              <text:p text:style-name="P4"><text:span text:style-name="T4">service</text:span></text:p>
              <text:p text:style-name="P4"><text:span text:style-name="T4">instance</text:span></text:p>
            </draw:text-box>
          </draw:frame>
          <draw:custom-shape draw:style-name="gr10" draw:text-style-name="P8" draw:id="id5" draw:layer="layout" svg:width="1cm" svg:height="1cm" svg:x="12.848cm" svg:y="10.145cm">
            <text:p/>
            <draw:enhanced-geometry svg:viewBox="0 0 21600 21600" draw:type="rectangle" draw:enhanced-path="M 0 0 L 21600 0 21600 21600 0 21600 0 0 Z N"/>
          </draw:custom-shape>
        </draw:g>
        <draw:g>
          <draw:custom-shape draw:style-name="gr1" draw:text-style-name="P10" draw:layer="layout" svg:width="3.5cm" svg:height="2.5cm" svg:x="11cm" svg:y="4cm">
            <text:p text:style-name="P9"><text:span text:style-name="T1">Mock Provider</text:span></text:p>
            <text:p text:style-name="P9"><text:span text:style-name="T1">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1.696cm" svg:height="0.955cm" svg:x="12.5cm" svg:y="5.545cm">
            <draw:text-box>
              <text:p text:style-name="P4"><text:span text:style-name="T4">service</text:span></text:p>
              <text:p text:style-name="P4"><text:span text:style-name="T4">instance</text:span></text:p>
            </draw:text-box>
          </draw:frame>
          <draw:custom-shape draw:style-name="gr10" draw:text-style-name="P8" draw:id="id4" draw:layer="layout" svg:width="1cm" svg:height="1cm" svg:x="12.848cm" svg:y="4.645cm">
            <text:p/>
            <draw:enhanced-geometry svg:viewBox="0 0 21600 21600" draw:type="rectangle" draw:enhanced-path="M 0 0 L 21600 0 21600 21600 0 21600 0 0 Z N"/>
          </draw:custom-shape>
        </draw:g>
        <draw:g>
          <draw:custom-shape draw:style-name="gr1" draw:text-style-name="P10" draw:layer="layout" svg:width="3.5cm" svg:height="2.5cm" svg:x="15cm" svg:y="9.5cm">
            <text:p text:style-name="P10"><text:span text:style-name="T1">... Provider</text:span></text:p>
            <text:p text:style-name="P10"><text:span text:style-name="T1">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1.696cm" svg:height="0.955cm" svg:x="16.5cm" svg:y="11.045cm">
            <draw:text-box>
              <text:p text:style-name="P8">service</text:p>
              <text:p text:style-name="P8">instance</text:p>
            </draw:text-box>
          </draw:frame>
          <draw:custom-shape draw:style-name="gr10" draw:text-style-name="P8" draw:id="id3" draw:layer="layout" svg:width="1cm" svg:height="1cm" svg:x="16.848cm" svg:y="10.145cm">
            <text:p/>
            <draw:enhanced-geometry svg:viewBox="0 0 21600 21600" draw:type="rectangle" draw:enhanced-path="M 0 0 L 21600 0 21600 21600 0 21600 0 0 Z N"/>
          </draw:custom-shape>
        </draw:g>
        <draw:connector draw:style-name="gr5" draw:text-style-name="P4" draw:layer="layout" svg:x1="17.348cm" svg:y1="10.145cm" svg:x2="9.5cm" svg:y2="8cm" draw:start-shape="id3" draw:start-glue-point="0" draw:end-shape="id2" draw:end-glue-point="4" svg:d="m17348 10145v-2145h-7848">
          <text:p/>
        </draw:connector>
        <draw:connector draw:style-name="gr5" draw:text-style-name="P4" draw:layer="layout" svg:x1="9.5cm" svg:y1="8cm" svg:x2="13.348cm" svg:y2="5.645cm" draw:start-shape="id2" draw:start-glue-point="4" draw:end-shape="id4" draw:end-glue-point="2" svg:d="m9500 8000h3848v-2355">
          <text:p/>
        </draw:connector>
        <draw:connector draw:style-name="gr5" draw:text-style-name="P4" draw:layer="layout" svg:x1="13.348cm" svg:y1="10.145cm" svg:x2="9.5cm" svg:y2="8cm" draw:start-shape="id5" draw:start-glue-point="0" draw:end-shape="id2" draw:end-glue-point="4" svg:d="m13348 10145v-2145h-3848">
          <text:p/>
        </draw:connector>
        <draw:g>
          <draw:custom-shape draw:style-name="gr1" draw:text-style-name="P10" draw:layer="layout" svg:width="3.5cm" svg:height="2.5cm" svg:x="15cm" svg:y="4cm">
            <text:p text:style-name="P9"><text:span text:style-name="T1">JClouds</text:span></text:p>
            <text:p text:style-name="P9"><text:span text:style-name="T1">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green_2f_white" draw:display-name="Linear green/white" draw:style="linear" draw:start-color="#3deb3d" draw:end-color="#ffffff" draw:start-intensity="100%" draw:end-intensity="100%" draw:angle="450" draw:border="45%"/>
    <draw:gradient draw:name="Linear_20_light_20_blue_2f_white" draw:display-name="Linear light blue/white" draw:style="linear" draw:start-color="#99ccff" draw:end-color="#ffffff" draw:start-intensity="100%" draw:end-intensity="100%" draw:angle="450" draw:border="0%"/>
    <draw:gradient draw:name="Linear_20_red_2f_yello" draw:display-name="Linear red/yello" draw:style="linear" draw:start-color="#dc2300" draw:end-color="#ffffcc" draw:start-intensity="100%" draw:end-intensity="100%" draw:angle="450" draw:border="45%"/>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textarea-horizontal-align="left" draw:auto-grow-height="fals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